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 table:number-columns-spanned="4" table:number-rows-spanned="1">
            <text:p>NASCA Project Contact Inf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office:value-type="string" calcext:value-type="string">
            <text:p>Simmons, Matthew</text:p>
          </table:table-cell>
          <table:table-cell office:value-type="string" calcext:value-type="string">
            <text:p><text:a xlink:href="mailto:simmonwm@mailbox.sc.edu" xlink:type="simple">simmonwm@mailbox.sc.edu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in, Brent</text:p>
          </table:table-cell>
          <table:table-cell office:value-type="string" calcext:value-type="string">
            <text:p><text:a xlink:href="mailto:WBBURGIN@mailbox.sc.edu" xlink:type="simple">WBBURGIN@mailbox.sc.edu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, Chris</text:p>
          </table:table-cell>
          <table:table-cell office:value-type="string" calcext:value-type="string">
            <text:p><text:a xlink:href="mailto:judgec@mailbox.sc.edu" xlink:type="simple">judgec@mailbox.sc.edu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x, Ashley</text:p>
          </table:table-cell>
          <table:table-cell office:value-type="string" calcext:value-type="string">
            <text:p><text:a xlink:href="mailto:knoxam@mailbox.sc.edu" xlink:type="simple">knoxam@mailbox.sc.edu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, Sarah</text:p>
          </table:table-cell>
          <table:table-cell office:value-type="string" calcext:value-type="string">
            <text:p><text:a xlink:href="mailto:autumngis@gmail.com" xlink:type="simple">autumngis@gmail.co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drasiak, Matthew</text:p>
          </table:table-cell>
          <table:table-cell office:value-type="string" calcext:value-type="string">
            <text:p><text:a xlink:href="mailto:jendrasi@email.sc.edu" xlink:type="simple">jendrasi@email.sc.edu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, Nicholas T</text:p>
          </table:table-cell>
          <table:table-cell office:value-type="string" calcext:value-type="string">
            <text:p><text:a xlink:href="mailto:ntbrown@email.sc.edu" xlink:type="simple">ntbrown@email.sc.edu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roga, Adrian</text:p>
          </table:table-cell>
          <table:table-cell office:value-type="string" calcext:value-type="string">
            <text:p><text:a xlink:href="mailto:quiroga@email.sc.edu" xlink:type="simple">quiroga@email.sc.edu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kurko, Vasil</text:p>
          </table:table-cell>
          <table:table-cell office:value-type="string" calcext:value-type="string">
            <text:p><text:a xlink:href="mailto:kurkweb@gmail.com" xlink:type="simple">kurkweb@gmail.com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4:58:48.099835920</meta:creation-date>
    <dc:date>2016-07-28T15:35:11.724073915</dc:date>
    <meta:editing-duration>PT26M13S</meta:editing-duration>
    <meta:editing-cycles>1</meta:editing-cycles>
    <meta:document-statistic meta:table-count="1" meta:cell-count="22" meta:object-count="0"/>
    <meta:generator>LibreOffice/5.1.4.2$Linux_X86_64 LibreOffice_project/10m0$Build-2</meta:generator>
  </office:meta>
</office:document-meta>
</file>